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in" fo:margin-bottom="0.139in" loext:contextual-spacing="false" fo:line-height="100%" fo:text-align="justify" style:justify-single-word="false"/>
    </style:style>
    <style:style style:name="P3" style:family="paragraph" style:parent-style-name="Standard">
      <style:paragraph-properties fo:margin-left="0in" fo:margin-right="0in" fo:text-align="justify" style:justify-single-word="false" fo:text-indent="0.5in" style:auto-text-indent="false"/>
    </style:style>
    <style:style style:name="P4" style:family="paragraph" style:parent-style-name="Heading_20_2">
      <style:paragraph-properties fo:margin-top="0.25in" fo:margin-bottom="0.139in" loext:contextual-spacing="false" fo:line-height="100%" fo:text-align="justify" style:justify-single-word="false"/>
    </style:style>
    <style:style style:name="P5" style:family="paragraph" style:parent-style-name="Heading_20_1">
      <style:paragraph-properties fo:text-align="justify" style:justify-single-word="false"/>
    </style:style>
    <style:style style:name="P6" style:family="paragraph" style:parent-style-name="Heading_20_1">
      <style:paragraph-properties fo:margin-top="0.278in" fo:margin-bottom="0.139in" loext:contextual-spacing="false" fo:line-height="100%" fo:text-align="justify" style:justify-single-word="false"/>
    </style:style>
    <style:style style:name="P7" style:family="paragraph" style:parent-style-name="Title" style:master-page-name="Standard">
      <style:paragraph-properties fo:margin-top="0in" fo:margin-bottom="0.139in" loext:contextual-spacing="false" fo:line-height="100%" fo:text-align="justify" style:justify-single-word="false" style:page-number="1"/>
    </style:style>
    <style:style style:name="P8" style:family="paragraph" style:parent-style-name="Subtitle">
      <style:paragraph-properties fo:margin-top="0in" fo:margin-bottom="0.139in" loext:contextual-spacing="false" fo:line-height="100%" fo:text-align="justify" style:justify-single-word="false"/>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q1ul982gux90"/>She-Ra and the Princesses of Power</text:p>
      <text:p text:style-name="P8"><text:bookmark text:name="_mjpxz6qnf7"/>Według Cahan i Sosny</text:p>
      <text:p text:style-name="P2">W roku 2018 na Netfliksie pojawił się remake She-Ry, czyli starej kreskówki o przygodach siostry He-Mana. Oczywiście, w Internetach zawrzało, bo jak to tak ruszać klasykę, odświeżać szatę graficzną, fabułę i zmniejszać cycki (pewnie w ramach ideologii gender!). Generalnie nastroje były różne – jedni hejcili, a inni bronili, na pohybel hejcącym. Dlatego dwoje dzielnych redaktorów Equestria Times postanowiło obejrzeć tę produkcję i ją dla Was zrecenzować! No, dobra, obczailiśmy to, bo nam się zwyczajnie nudziło.</text:p>
      <text:p text:style-name="P6"><text:bookmark text:name="_b6m0w5fe6uf"/>Wrażenia ogólne</text:p>
      <text:p text:style-name="P4"><text:bookmark text:name="_hpttcgu0ei1m"/>Cahan</text:p>
      <text:p text:style-name="P1">Nie widziałam wcześniej starej wersji, więc moje nastawienie było na starcie neutralne. Za to słyszałam o tym dziele parę miłych słów od znajomych, więc postanowiłam dać mu szansę. Wizualnie jest ładnie, może szału nie ma, ale wygląda porządnie, nic nie boli, a sama animacja jest płynna. Głosy aktorów w wersji angielskiej brzmią bardzo dobrze i pasują do postaci. Generalnie prezentuje się to lepiej niż trailer i grafiki krążące po sieci.</text:p>
      <text:p text:style-name="P1">Nowa She-Ra szybko przypadła mi do gustu. Postacie okazały się dobrze napisane, zróżnicowane i dość naturalne, pomimo kreskówkowego przerysowania pewnych cech. W sumie nie powinno to dziwić, zważywszy, że to produkcja DreamWorks. Fabuła jest w porządku, jednak osobiście uważam, że całość napędzają tutaj relacje pomiędzy bohaterami.</text:p>
      <text:p text:style-name="P1">To solidny serial skierowany do dzieci, zwłaszcza dziewczynek, który nie zapewni raka dorosłym widzom.</text:p>
      <text:p text:style-name="P4"><text:bookmark text:name="_jasg5vidsbag"/>Sosna</text:p>
      <text:p text:style-name="P3">Moim zdaniem serial wypada bardzo dobrze. Powiedziałbym nawet, że na tle oryginału wypada jak arcydzieło. Wcześniej wiedziałem tylko, że serial powstaje oraz że został shejcony pod wpływem grafik z trailera, co wydało mi się być zaiście absurdalne. Potem poczytałem opinię Cahan na jednym z serwerów Discorda i postanowiłem obczaić “z czym to się je”. </text:p>
      <text:p text:style-name="P3">Moje wrażenia są zatem, jak już wcześniej wspomniałem, pozytywne. Fabuła jest poprowadzona sensownie, a animacja ładna, choć nie jest najlepsza na świecie i nie umywa się choćby do tych wysokobudżetowych Disneya, to jednak ma swój urok. Postacie, jak i ich charakter wydają mi się napisane bardzo dobrze, ich relacje wypadają zaskakująco naturalnie, a i fabuła jest napisana w ten sposób, że chce się ją śledzić z ciekawością i dowiedzieć się, co wydarzy się w następnym odcinku. </text:p>
      <text:p text:style-name="P3">Moim zdaniem jest to serial, który zdecydowanie można obejrzeć z dziećmi oraz samemu, bo nie jest generatorem raka, a także nie powoduje, że oglądając go chciałoby się pociąć mydłem w płynie.</text:p>
      <text:p text:style-name="P6"><text:bookmark text:name="_6y9o9jkkelu"/>Fabuła</text:p>
      <text:p text:style-name="P4"><text:bookmark text:name="_3aytuhq2ayi8"/>Cahan</text:p>
      <text:p text:style-name="P1">Fabuła jest prosta. Adora wychowała się w Hordzie i pewnego razu znalazła w lesie na terenie wroga magiczny miecz, dzięki któremu może przemieniać się w She-Rę – magiczną wojowniczkę. Dostaje się do niewoli Rebeliantów i odkrywa, że Horda jest zła, zrobiła jej pranie mózgu; po tym sama dołącza do Rebelii. Nie brzmi odkrywczo, ale wypada całkiem dobrze, zwłaszcza, że serial nie skupia się zbytnio na walce, która w wykonaniu She-Ry jest po prostu nudna. Zamiast tego nasi bohaterowie muszą zdobyć sojuszników, a także radzić sobie z własnymi kompleksami, słabościami oraz demonami przeszłości.</text:p>
      <text:p text:style-name="P4"><text:bookmark text:name="_ejrt4rra1g4o"/>Sosna</text:p>
      <text:p text:style-name="P1">Zastanawiam się, co by tu napisać o fabule, żeby przy okazji nie sypać spoilerami jak z rękawa. A więc fabuła opowiada o Adorze, która została wychowana we frakcji “tych złych”, zwanych tutaj Hordą i całe życie wpajane jej było, że to księżniczki są czarnymi charakterami historii. Jest szkolona do walki z nimi i wybrana na dowódczynię sił Hordy. Po pewnym czasie, w trakcie jednego wypadu do lasu, znajduje magiczny miecz i zmienia się w She-Rę, odkrywa, że to Horda jest zła i robiła jej sieczkę z mózgu. Generalnie całość fabuły nie należy do specjalnie skomplikowanych, ale nie uznałbym tego za wadę, bo gdyby za bardzo ją skomplikowali, to całość historii byłaby po pierwsze niemożliwa do zamknięcia w 13 odcinkach, po drugie można by łatwo zgubić wątek i całość stałaby się zbyt trudna do śledzenia, a i rozwiązania zawiłych wątków mogłyby się okazać po prostu durne.</text:p>
      <text:p text:style-name="P5"><text:bookmark text:name="_sdxjifg5cixz"/>Bohaterowie</text:p>
      <text:p text:style-name="P4"><text:bookmark text:name="_fznq5cafhgxv"/>Cahan</text:p>
      <text:p text:style-name="P1">To zdecydowanie najmocniejszy punkt tej produkcji. Nie dość, że każdy z nich ma unikalny wygląd, to jeszcze charaktery są dobrze napisane i to po obu stronach konfliktu. To nie jest tak, że żołnierze Hordy są masą złoli z bandą zdegenerowanych dowódców, którzy dla rozrywki urywają łebki małym kotkom. Ciężko mi wybrać frakcję, której bym bardziej kibicowała, choć raczej wolę Catrę od Adory. No i bardzo mi się podoba, że niemal każdy ma jakieś backstory i nie robi czegoś “bo tak”. To właśnie przez to tak dobrze się ogląda coś, co w sumie jest bajką sci-fi dla dzieci, a jednocześnie przypomina miejscami dramat obyczajowy.</text:p>
      <text:p text:style-name="P4"><text:bookmark text:name="_cpubocelkwp2"/>Sosna</text:p>
      <text:p text:style-name="P1">Postacie są najlepszym, co jest w tym serialu. Każdy bohater jest inny, posiada niepowtarzalny wygląd, osobowość i charakter. Historie wszystkich są napisane logicznie, spójnie i przede wszystkim są bardzo sensowne. Każdy ma swoje motywacje, w sumie żaden bohater nie jest kalką innego i każdy wie, jaką w tym świecie pełni rolę. Owszem, niektórzy są nieco zbyt przekoloryzowani i stereotypowi, jednakże dobrze te stereotypy zostały wykorzystane.</text:p>
      <text:p text:style-name="P6"><text:bookmark text:name="_p1nfbkxjxci8"/>Warstwa audiowizualna</text:p>
      <text:p text:style-name="P4"><text:bookmark text:name="_8vn3ilky2c00"/>Cahan</text:p>
      <text:p text:style-name="Standard">Jest ok. Muzyka i głosy bardzo na plus. Projekty postaci oraz lokacji również. Niestety, ale widać pewne cięcia budżetowe. Jednak jak na współczesną animację typu serial, to jest dobrze. Nowa She-Ra przypomina mi nieco Steven Universe. Jest estetycznie, jest płynnie, ale pod żadnym względem nie jest to jakaś uczta dla oczu czy uszu. Nie odjęłabym za to punktów, ale też nie przyznałabym dodatkowych.</text:p>
      <text:p text:style-name="P4"><text:bookmark text:name="_phnwdasthes1"/><text:soft-page-break/>Sosna</text:p>
      <text:p text:style-name="Standard">Angielskie głosy są dobrane bardzo dobrze, muzyczka nie jest zła, muzyka z openingu wpada w ucho. Polski dubbing również jest całkiem dobry, aktorzy są dobrani całkiem nieźle. Jedyne, czego mogę się przyczepić w tłumaczeniu to fakt, że polski dubbing ma nieco inaczej napisane dialogi w stosunku do tłumaczenia w postaci napisów. Całe szczęście napisy można wyłączyć. Natomiast co do kwestii wizualnych, to niestety trochę widać ograniczenia budżetowe, niemniej jednak animacja jest płynna, a oprawa graficzna ma swój urok i przede wszystkim nie przeszkadza w oglądaniu, a to moim zdaniem duży plus. Dodatkowo postarano się o to, by każdy z tych bardziej głównych bohaterów miał swój unikalny wygląd. Choć szeregowi żołnierze Hordy to w większości wojna klonów, nie uznałbym tego za wadę, bo wątpię by w realnym świecie komukolwiek chciało się zaopatrywać każdego pojedynczego żołnierza w unikalny uniform wojenny.</text:p>
      <text:p text:style-name="P6"><text:bookmark text:name="_2i8nfsdqvm2n"/>Jak wypada remake w stosunku do oryginału</text:p>
      <text:p text:style-name="P4"><text:bookmark text:name="_5mktdb529jcs"/>Cahan</text:p>
      <text:p text:style-name="P1">Po obejrzeniu paru odcinków oryginalnej She-Ry doszłam do wniosku, że ludzie, którzy atakują remake “bo stara wersja była lepsza” są głupi albo ślepi. Stara She-Ra podobnie jak He-Man to produkowane po taniości. Aktorstwo głosowe nie istnieje, wszyscy bohaterowie wyglądają niemal tak samo, a fabuła to porażka. Generalnie całość opiera się na najbardziej chamskiej ekspozycji, jaką można sobie wyobrazić. Sama animacja zaś wygląda gorzej niż rzeczy, które tworzyłam na informatyce w szkole podstawowej. Mogłabym to porządnie zjechać, tylko po co? Nie doszukałam się tam ani jednej zalety. Zresztą, to była reklama zabawek z lat 80. Generalnie jestem pełna podziwu dla DreamWorks, że dostali do przerobienia taką kupę i zrobili z tego coś dobrego, dalej zachowując ogólny zamysł fabularny i charaktery postaci.</text:p>
      <text:p text:style-name="P4"><text:bookmark text:name="_30oj52stxudd"/>Sosna</text:p>
      <text:p text:style-name="Standard">Naprawdę chciałbym napisać cokolwiek pozytywnego o oryginale, ale zwyczajnie nie potrafię. Obejrzałem kilka odcinków, żeby mieć porównanie. Dość powiedzieć, że po ośmiu minutach pierwszego odcinka miałem zwyczajnie dość patrzenia na to i bardzo mocno zmuszałem się, żeby brnąć dalej w ten serial. Dialogi są wypowiadane jednolitym, monotonnym tonem przez dokładnie wszystkich bohaterów, przez co miałem wrażenie, że głosy wszystkich podkłada ten sam aktor głosowy, a całość jest tak bardzo rozwleczona, jak to tylko jest możliwe. Dodatkowo sceny walki dostarczały mi solidną porcję raka, a śledzenia całości nie ułatwia wcale nagromadzenie postaci i to, że właściwie każda postać kobieca i męska wygląda niemal tak samo. Udźwiękowienie oryginału jest tak fatalne, że moje uszy krwawiły, gdy słuchałem dialogów. Animacja jest fatalna. Przez większość czasu pokazywane jest jak bohaterowie bezsensownie popierdalają z kąta w kąt w bodaj kilkuklatkowej animacji biegu. Przy oryginale nowa She-Ra wypada jak Rolls-Royce przy Fiacie Multipli, przy czym Multiplą jest tu właśnie oryginał. Podziwiam twórców remake’u, że z kupy, którą był oryginał udało im się zrobić coś, co ma sens i co można z przyjemnością oglądać i czekać na drugi sezon. Nie rozumiem natomiast jakim cudem znajdują się obrońcy oryginału. Czyżby nostalgia przeżarła im mózgi? A może chodzi po prostu o to, że “stara” She-Ra miała cyce jak donice? Cóż, tego się w sumie nie dowiem i nie wiem, czy chciałbym się dowiedzieć. Generalnie mógłbym zjechać oryginał z góry na dół, tylko nie widzę w tym sensu, zwłaszcza, że nowa She-Ra broni się sama.</text:p>
      <text:p text:style-name="Standard"/>
      <text:p text:style-name="Standard">Grafiki:</text:p>
      <text:p text:style-name="Standard"><text:a xlink:type="simple" xlink:href="https://derpibooru.org/45824" text:style-name="ListLabel_20_1" text:visited-style-name="ListLabel_20_1"><text:span text:style-name="T1">https://derpibooru.org/45824</text:span></text:a></text:p>
      <text:p text:style-name="Standard"><text:a xlink:type="simple" xlink:href="https://derpibooru.org/1621370?q=she-ra" text:style-name="ListLabel_20_1" text:visited-style-name="ListLabel_20_1"><text:span text:style-name="T1">https://derpibooru.org/1621370?q=she-ra</text:span></text:a></text:p>
      <text:p text:style-name="Standard"><text:a xlink:type="simple" xlink:href="https://derpibooru.org/1891585?q=she-ra" text:style-name="ListLabel_20_1" text:visited-style-name="ListLabel_20_1"><text:span text:style-name="T1">https://derpibooru.org/1891585?q=she-ra</text:span></text:a></text:p>
      <text:p text:style-name="Standard"><text:a xlink:type="simple" xlink:href="https://cdn.vox-cdn.com/thumbor/D883XrUxMxxl5D0UUFWJWijyWVY=/0x0:867x477/1200x0/filters:focal(0x0:867x477):no_upscale()/cdn.vox-cdn.com/uploads/chorus_asset/file/13461419/Screen_Shot_2018_11_21_at_10.27.34_AM.png" text:style-name="ListLabel_20_1" text:visited-style-name="ListLabel_20_1"><text:span text:style-name="T1">https://cdn.vox-cdn.com/thumbor/D883XrUxMxxl5D0UUFWJWijyWVY=/0x0:867x477/1200x0/filters:focal(0x0:867x477):no_upscale()/cdn.vox-cdn.com/uploads/chorus_asset/file/13461419/Screen_Shot_2018_11_21_at_10.27.34_AM.png</text:span></text:a></text:p>
      <text:p text:style-name="Standard"><text:a xlink:type="simple" xlink:href="https://cdn.vox-cdn.com/thumbor/X6hzjk4kni853kKQDicOcngRN3M=/0x0:2630x1202/1200x800/filters:focal(1105x391:1525x811)/cdn.vox-cdn.com/uploads/chorus_image/image/62330786/Screen_Shot_2018_11_14_at_11.24.30_AM.0.png" text:style-name="ListLabel_20_1" text:visited-style-name="ListLabel_20_1"><text:span text:style-name="T1">https://cdn.vox-cdn.com/thumbor/X6hzjk4kni853kKQDicOcngRN3M=/0x0:2630x1202/1200x800/filters:focal(1105x391:1525x811)/cdn.vox-cdn.com/uploads/chorus_image/image/62330786/Screen_Shot_2018_11_14_at_11.24.30_AM.0.png</text:span></text:a></text:p>
      <text:p text:style-name="Standard"><text:a xlink:type="simple" xlink:href="https://cdn.vox-cdn.com/thumbor/WQmjE7CRhaciFazc5pjvLjEwRfY=/0x0:4096x2304/1200x800/filters:focal(1721x825:2375x1479)/cdn.vox-cdn.com/uploads/chorus_image/image/62305637/Mermista_Sea_Hawk_Perfuma_Entrapta.0.jpg" text:style-name="ListLabel_20_1" text:visited-style-name="ListLabel_20_1"><text:span text:style-name="T1">https://cdn.vox-cdn.com/thumbor/WQmjE7CRhaciFazc5pjvLjEwRfY=/0x0:4096x2304/1200x800/filters:focal(1721x825:2375x1479)/cdn.vox-cdn.com/uploads/chorus_image/image/62305637/Mermista_Sea_Hawk_Perfuma_Entrapta.0.jpg</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9" meta:word-count="1375" meta:character-count="9634" meta:non-whitespace-character-count="8294"/>
    <meta:generator>LibreOfficeDev/6.0.5.2$Linux_X86_64 LibreOffice_project/</meta:generator>
  </office:meta>
</office:document-meta>
</file>